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 UI1" svg:font-family="'Noto Sans Devanagari U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新細明體1" svg:font-family="新細明體" style:font-family-generic="system" style:font-pitch="variable"/>
    <style:font-face style:name="細明體1" svg:font-family="細明體" style:font-family-generic="system" style:font-pitch="variable"/>
  </office:font-face-decls>
  <office:automatic-styles>
    <style:style style:name="P1" style:family="paragraph" style:parent-style-name="Standard">
      <style:paragraph-properties fo:margin-top="0.1252in" fo:margin-bottom="0.1252in" loext:contextual-spacing="false"/>
    </style:style>
    <style:style style:name="P2" style:family="paragraph" style:parent-style-name="Standard_20__28_user_29_">
      <style:paragraph-properties fo:line-height="0.3472in" fo:text-align="justify" style:justify-single-word="false"/>
    </style:style>
    <style:style style:name="P3" style:family="paragraph" style:parent-style-name="Standard_20__28_user_29_">
      <style:paragraph-properties fo:margin-left="0.7146in" fo:margin-right="0in" fo:line-height="0.3472in" fo:text-align="justify" style:justify-single-word="false" fo:text-indent="-0.3398in" style:auto-text-indent="false"/>
    </style:style>
    <style:style style:name="P4" style:family="paragraph" style:parent-style-name="Standard_20__28_user_29_">
      <style:paragraph-properties fo:margin-left="0.7146in" fo:margin-right="0in" fo:line-height="0.3472in" fo:text-align="justify" style:justify-single-word="false" fo:text-indent="-0.3209in" style:auto-text-indent="false"/>
    </style:style>
    <style:style style:name="P5" style:family="paragraph" style:parent-style-name="Standard_20__28_user_29_">
      <style:paragraph-properties fo:margin-top="0.1252in" fo:margin-bottom="0.1252in" loext:contextual-spacing="false" fo:line-height="0.3472in" fo:text-align="justify" style:justify-single-word="false"/>
    </style:style>
    <style:style style:name="P6" style:family="paragraph" style:parent-style-name="HTML_20_Preformatted">
      <style:paragraph-properties fo:text-align="end" style:justify-single-word="false"/>
      <style:text-properties fo:color="#000000" style:font-name="新細明體" style:font-name-asian="新細明體1"/>
    </style:style>
    <style:style style:name="P7" style:family="paragraph" style:parent-style-name="HTML_20_Preformatted">
      <style:paragraph-properties fo:text-align="end" style:justify-single-word="false"/>
    </style:style>
    <style:style style:name="P8" style:family="paragraph" style:parent-style-name="HTML_20_Preformatted">
      <style:paragraph-properties fo:line-height="0.278in" fo:text-align="end" style:justify-single-word="false"/>
    </style:style>
    <style:style style:name="P9" style:family="paragraph" style:parent-style-name="HTML_20_Preformatted">
      <style:paragraph-properties fo:line-height="0.3472in" fo:text-align="justify" style:justify-single-word="false"/>
    </style:style>
    <style:style style:name="P10" style:family="paragraph" style:parent-style-name="HTML_20_Preformatted">
      <style:paragraph-properties fo:margin-left="0in" fo:margin-right="-0.1366in" fo:line-height="0.3472in" fo:text-align="justify" style:justify-single-word="false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11" style:family="paragraph" style:parent-style-name="HTML_20_Preformatted" style:master-page-name="Standard">
      <style:paragraph-properties fo:text-align="center" style:justify-single-word="false" style:page-number="auto"/>
    </style:style>
    <style:style style:name="T1" style:family="text">
      <style:text-properties fo:color="#000000" style:font-name="新細明體" fo:font-size="16pt" fo:font-weight="bold" style:font-name-asian="新細明體1" style:font-size-asian="16pt" style:font-weight-asian="bold" style:font-size-complex="16pt"/>
    </style:style>
    <style:style style:name="T2" style:family="text">
      <style:text-properties fo:color="#000000" style:font-name="新細明體" style:font-name-asian="新細明體1"/>
    </style:style>
    <style:style style:name="T3" style:family="text">
      <style:text-properties fo:color="#000000" style:font-name="新細明體" fo:font-size="13pt" style:font-name-asian="新細明體1" style:font-size-asian="13pt" style:font-size-complex="13pt"/>
    </style:style>
    <style:style style:name="T4" style:family="text">
      <style:text-properties fo:color="#000000" style:font-name="新細明體" fo:font-size="13pt" style:font-size-asian="13pt" style:font-size-complex="13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style:font-name="新細明體" fo:font-size="13pt" style:font-name-asian="新細明體1" style:font-size-asian="13pt" style:font-size-complex="13pt"/>
    </style:style>
    <style:style style:name="T7" style:family="text">
      <style:text-properties style:font-name="新細明體" fo:font-size="13pt" style:font-name-asian="新細明體1" style:font-size-asian="13pt" style:font-name-complex="Times New Roman1" style:font-size-complex="13pt"/>
    </style:style>
    <style:style style:name="T8" style:family="text">
      <style:text-properties style:font-name="新細明體" fo:font-size="13pt" style:font-size-asian="13pt" style:font-size-complex="13pt"/>
    </style:style>
    <style:style style:name="T9" style:family="text">
      <style:text-properties style:font-name="細明體" fo:font-size="13pt" style:font-size-asian="13pt" style:font-size-complex="13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bookmark-start text:name="_Hlk86673744"/><text:span text:style-name="T1">國立成功大學醫學資訊研究所碩士班學分承認及抵免辦法</text:span><text:bookmark-end text:name="_Hlk86673744"/></text:p>
      <text:p text:style-name="P6"/>
      <text:p text:style-name="P7"><text:span text:style-name="T2">96年10月9日系務會議通過</text:span></text:p>
      <text:p text:style-name="P7"><text:span text:style-name="T2">97年12月23日系務會議修正通過</text:span></text:p>
      <text:p text:style-name="P8"><text:span text:style-name="T2">99年5月31日所務會議修正通過</text:span></text:p>
      <text:p text:style-name="P8"><text:span text:style-name="T2">100年5月31日所務會議修正通過</text:span></text:p>
      <text:p text:style-name="P8"><text:span text:style-name="T2">102年9月24日所務會議修正通過</text:span></text:p>
      <text:p text:style-name="P8"><text:span text:style-name="T2">106年1月11日所務會議修正通過</text:span></text:p>
      <text:p text:style-name="P8"><text:span text:style-name="T2">108年6月 3日所務會議修正通過</text:span></text:p>
      <text:p text:style-name="P8">110年11月2日所務會議修正通過</text:p>
      <text:p text:style-name="P9"><text:span text:style-name="T3">一、國立成功大學醫學資訊研究所(以下簡稱本所)為提供碩士班學生修課 <text:s/></text:span></text:p>
      <text:p text:style-name="P9"><text:span text:style-name="T3"><text:s text:c="4"/>和學分承認抵免之需，特訂定本辦法。</text:span></text:p>
      <text:p text:style-name="P9"><text:span text:style-name="T3">二、本所</text:span><text:span text:style-name="T5">碩士班學生畢業最低學分共24學分，包含：</text:span></text:p>
      <text:p text:style-name="P9"><text:span text:style-name="T5"><text:s text:c="4"/>1.專業選修課程24學分</text:span><text:span text:style-name="T6">。</text:span></text:p>
      <text:p text:style-name="P9"><text:span text:style-name="T5"><text:s text:c="4"/>2.必修0學分專題討論課程:碩一生須選修且通過本所專題討論(1)(2) <text:s/></text:span></text:p>
      <text:p text:style-name="P10"><text:span text:style-name="T5"><text:s text:c="6"/>與資工與醫資導論；碩二以上學生須選修且通過2個學期之專題討論。</text:span></text:p>
      <text:p text:style-name="P10"><text:span text:style-name="T5"><text:s text:c="4"/></text:span><text:span text:style-name="T7">3.專業選修課程須至少修習且通過二門下列核心課程(生醫訊號處理,資</text:span></text:p>
      <text:p text:style-name="P10"><text:span text:style-name="T7"><text:s text:c="5"/>料探勘, 生物統計, 影像處理, 電腦視覺與深度學習, 人工智慧於醫療</text:span></text:p>
      <text:p text:style-name="P9"><text:span text:style-name="T7"><text:s text:c="5"/>應用與服務)，且課程選修須經指導教授輔導確認。</text:span></text:p>
      <text:p text:style-name="P9"><text:span text:style-name="T5"><text:s text:c="4"/>4.碩士學位論文另計。</text:span></text:p>
      <text:p text:style-name="P9"><text:span text:style-name="T6">三、專業選修科目規定：本所專業選修課程須修</text:span><text:span text:style-name="T7">過</text:span><text:span text:style-name="T6">12學分以上，本所外之</text:span></text:p>
      <text:p text:style-name="P9"><text:span text:style-name="T6"><text:s text:c="4"/>選修課程至多承認12學分(選修課程須經指導教授輔導確認)。選修大</text:span></text:p>
      <text:p text:style-name="P9"><text:span text:style-name="T6"><text:s text:c="4"/>學部、暑修和推廣等課程，學分皆不列入畢業學分之承認。</text:span></text:p>
      <text:p text:style-name="P9"><text:span text:style-name="T6">四、本所碩士班學生若未修過大學部「程式設計(一)」、「</text:span><text:bookmark-start text:name="_GoBack"/><text:span text:style-name="T6">計算機概論</text:span><text:bookmark-end text:name="_GoBack"/><text:span text:style-name="T6">」課</text:span></text:p>
      <text:p text:style-name="P9"><text:span text:style-name="T6"><text:s text:c="4"/>程，須予以補修。至外系選修上述大學部課程須經課程委員會核定。</text:span></text:p>
      <text:p text:style-name="P2"><text:soft-page-break/><text:span text:style-name="T8">五</text:span><text:span text:style-name="T9">、</text:span><text:span text:style-name="T8">本所碩士班學生若未修過生物醫學相關基礎課程，須補修等同課程。</text:span></text:p>
      <text:p text:style-name="P2"><text:span text:style-name="T8"><text:s text:c="4"/>等同課程由指導教授輔導選修，並須經課程委員會核定。</text:span></text:p>
      <text:p text:style-name="P2"><text:span text:style-name="T8">六</text:span><text:span text:style-name="T9">、</text:span><text:span text:style-name="T8">抵免學分申請和核可規定如下：</text:span></text:p>
      <text:p text:style-name="P3"><text:span text:style-name="T8">1.課程需開設於研究所且學期成績達70分以上，且未列入學生之大學</text:span></text:p>
      <text:p text:style-name="P3"><text:span text:style-name="T8"><text:s text:c="2"/>畢業學分，</text:span><text:span text:style-name="T9">始可向課程委員會提出申請</text:span><text:span text:style-name="T8">抵免</text:span><text:span text:style-name="T9">。</text:span></text:p>
      <text:p text:style-name="P4"><text:span text:style-name="T9">2.申請時</text:span><text:span text:style-name="T8">需檢附原畢業學校之總畢業學分與欲抵免科目之課程大綱</text:span><text:span text:style-name="T9">，</text:span><text:span text:style-name="T8"> <text:s text:c="4"/></text:span></text:p>
      <text:p text:style-name="P4"><text:span text:style-name="T8"><text:s text:c="2"/>經課程委員會審核通過後給予抵免，</text:span><text:span text:style-name="T9">最多可抵免6學分。</text:span></text:p>
      <text:p text:style-name="P2"><text:span text:style-name="T9"><text:s text:c="4"/>3.預研生之學分抵免，依本所一貫修讀學碩士學位資格辦法辦理。</text:span></text:p>
      <text:p text:style-name="P5"><text:span text:style-name="T8">七</text:span><text:span text:style-name="T9">、</text:span><text:span text:style-name="T8">本辦法若有未盡事宜，悉依本校研究生學則及相關規章辦理</text:span><text:span text:style-name="T4">。</text:span></text:p>
      <text:p text:style-name="P1"><text:span text:style-name="T4">八、本辦法經所務會議通過</text:span><text:span text:style-name="T8">施行</text:span><text:span text:style-name="T4">，修正時亦同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 UI1" svg:font-family="'Noto Sans Devanagari UI'" style:font-family-generic="swiss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細明體" svg:font-family="細明體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 Mono" svg:font-family="'DejaVu Sans Mono'" style:font-family-generic="system" style:font-pitch="variable"/>
    <style:font-face style:name="Noto Sans Devanagari UI" svg:font-family="'Noto Sans Devanagari UI'" style:font-family-generic="system" style:font-pitch="variable"/>
    <style:font-face style:name="Times New Roman1" svg:font-family="'Times New Roman'" style:font-family-generic="system" style:font-pitch="variable"/>
    <style:font-face style:name="新細明體1" svg:font-family="新細明體" style:font-family-generic="system" style:font-pitch="variable"/>
    <style:font-face style:name="細明體1" svg:font-family="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Calibri" fo:font-size="12pt" fo:language="en" fo:country="US" style:letter-kerning="true" style:font-name-asian="新細明體1" style:font-size-asian="12pt" style:language-asian="zh" style:country-asian="TW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style:letter-kerning="false" style:font-name-asian="新細明體1" style:font-family-asian="新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 Mono" style:font-family-asian="'DejaVu Sans Mono'" style:font-family-generic-asian="system" style:font-pitch-asian="variable" style:font-size-asian="14pt" style:font-name-complex="Noto Sans Devanagari UI" style:font-family-complex="'Noto Sans Devanagari U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 UI1" style:font-family-complex="'Noto Sans Devanagari U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 UI1" style:font-family-complex="'Noto Sans Devanagari U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 UI1" style:font-family-complex="'Noto Sans Devanagari UI'" style:font-family-generic-complex="swiss"/>
    </style:style>
    <style:style style:name="Standard_20__28_user_29_" style:display-name="Standard (user)" style:family="paragraph" style:default-outline-level="">
      <style:paragraph-properties style:line-height-at-least="0.25in" fo:text-align="start" style:justify-single-word="false" fo:orphans="0" fo:widows="0" fo:hyphenation-ladder-count="no-limit" style:vertical-align="baseline" style:writing-mode="lr-tb"/>
      <style:text-properties style:font-name="Times New Roman" fo:font-family="'Times New Roman'" style:font-family-generic="roman" style:font-pitch="variable" style:letter-kerning="false" style:font-name-asian="細明體1" style:font-family-asian="細明體" style:font-family-generic-asian="system" style:font-pitch-asian="variable" style:font-name-complex="Times New Roman1" style:font-family-complex="'Times New Roman'" style:font-family-generic-complex="system" style:font-pitch-complex="variable" style:font-size-complex="10pt" fo:hyphenate="false" fo:hyphenation-remain-char-count="2" fo:hyphenation-push-char-count="2"/>
    </style:style>
    <style:style style:name="HTML_20_Preformatted" style:display-name="HTML Preformatted" style:family="paragraph" style:parent-style-name="Standard_20__28_user_29_" style:default-outline-level="">
      <style:paragraph-properties fo:line-height="100%" fo:orphans="2" fo:widows="2" style:vertical-align="auto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細明體" fo:font-family="細明體" style:font-family-generic="roman" style:font-pitch="variable" style:font-name-complex="細明體1" style:font-family-complex="細明體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default-outline-level="" style:class="extra">
      <style:paragraph-properties style:snap-to-layout-grid="false"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Default_20_Paragraph_20_Font" style:display-name="Default Paragraph Font" style:family="text"/>
    <style:style style:name="HTML_20_預設格式_20_字元" style:display-name="HTML 預設格式 字元" style:family="text" style:parent-style-name="Default_20_Paragraph_20_Font">
      <style:text-properties style:font-name="細明體" fo:font-family="細明體" style:font-family-generic="roman" style:font-pitch="variable" style:letter-kerning="false" style:font-name-asian="細明體1" style:font-family-asian="細明體" style:font-family-generic-asian="system" style:font-pitch-asian="variable" style:font-name-complex="細明體1" style:font-family-complex="細明體" style:font-family-generic-complex="system" style:font-pitch-complex="variable" style:font-size-complex="12pt"/>
    </style:style>
    <style:style style:name="頁首_20_字元" style:display-name="頁首 字元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name-asian="新細明體1" style:font-family-asian="新細明體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頁尾_20_字元" style:display-name="頁尾 字元" style:family="text" style:parent-style-name="Default_20_Paragraph_20_Font">
      <style:text-properties style:font-name="Times New Roman" fo:font-family="'Times New Roman'" style:font-family-generic="roman" style:font-pitch="variable" fo:font-size="10pt" style:letter-kerning="false" style:font-name-asian="新細明體1" style:font-family-asian="新細明體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、" style:num-format="一, 二, 三, ...">
        <style:list-level-properties text:list-level-position-and-space-mode="label-alignment">
          <style:list-level-label-alignment text:label-followed-by="listtab" fo:text-indent="-0.3752in" fo:margin-left="0.7083in"/>
        </style:list-level-properties>
      </text:list-level-style-number>
      <text:list-level-style-number text:level="2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1.333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3335in" fo:margin-left="1.6665in"/>
        </style:list-level-properties>
      </text:list-level-style-number>
      <text:list-level-style-number text:level="5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2.333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3335in" fo:margin-left="2.6665in"/>
        </style:list-level-properties>
      </text:list-level-style-number>
      <text:list-level-style-number text:level="8" style:num-suffix="、" style:num-format="甲, 乙, 丙, ...">
        <style:list-level-properties text:list-level-position-and-space-mode="label-alignment">
          <style:list-level-label-alignment text:label-followed-by="listtab" fo:text-indent="-0.3335in" fo:margin-left="3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335in" fo:margin-left="3.333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8" style:layout-grid-base-height="0.25in" style:layout-grid-ruby-height="0in" style:layout-grid-mode="li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indows 使用者</meta:initial-creator>
    <dc:creator>Windows 使用者</dc:creator>
    <meta:editing-cycles>2</meta:editing-cycles>
    <meta:creation-date>2022-07-12T00:59:00</meta:creation-date>
    <dc:date>2022-07-12T01:20:00</dc:date>
    <meta:editing-duration>PT17M</meta:editing-duration>
    <meta:generator>LibreOffice/5.4.7.2$Linux_X86_64 LibreOffice_project/c838ef25c16710f8838b1faec480ebba495259d0</meta:generator>
    <meta:document-statistic meta:table-count="0" meta:image-count="0" meta:object-count="0" meta:page-count="2" meta:paragraph-count="34" meta:word-count="784" meta:character-count="896" meta:non-whitespace-character-count="82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